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text-properties fo:language="sma" fo:country="NO"/>
    </style:style>
    <style:style style:name="P2" style:family="paragraph" style:parent-style-name="Standard">
      <style:text-properties fo:language="sma" fo:country="NO" style:font-name-asian="Times New Roman1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fo:language="sma" fo:country="NO" fo:font-weight="bold" style:font-name-asian="Times New Roman1" style:font-size-asian="14pt" style:font-weight-asian="bold" style:font-size-complex="14pt"/>
    </style:style>
    <style:style style:name="T2" style:family="text">
      <style:text-properties fo:language="sma" fo:country="NO"/>
    </style:style>
    <style:style style:name="T3" style:family="text">
      <style:text-properties fo:language="sma" fo:country="NO" style:font-name-asian="Times New Roman1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fo:language="sma" fo:country="NO" style:font-size-asian="14pt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DÅARJEGEOHTSEME KULTUVREBARKOJDE</text:span></text:p>
      <text:p text:style-name="Standard"><text:span text:style-name="T3">Syøkije (laagh, institusjovnh, siebrieh, almetje):</text:span></text:p>
      <text:p text:style-name="Standard"><text:span text:style-name="T3">................................................................................................................</text:span></text:p>
      <text:p text:style-name="Standard"><text:span text:style-name="T3">Åvtehke:.....................................</text:span></text:p>
      <text:p text:style-name="Standard"><text:span text:style-name="T3">Tel:.............................................</text:span></text:p>
      <text:p text:style-name="Standard"><text:span text:style-name="T3">Adresse:..................................................................................................................................</text:span></text:p>
      <text:p text:style-name="Standard"><text:span text:style-name="T3">Dåarjegh mah leah nænnoestamme diekie </text:span></text:p>
      <text:p text:style-name="Standard"><text:span text:style-name="T3">sedtesåvva:............................................................................................................................</text:span></text:p>
      <text:p text:style-name="Standard"><text:span text:style-name="T3">Adresse: ................................................................................................................................</text:span></text:p>
      <text:p text:style-name="Standard"><text:span text:style-name="T3">Kontonummere: <text:s/>......................................................</text:span></text:p>
      <text:p text:style-name="Standard"><text:span text:style-name="T3">Man gellieh lïhtsegh laagesne: ...................................</text:span></text:p>
      <text:p text:style-name="Standard"><text:span text:style-name="T3">Man gellieh lïhtsegh nuerebe goh 17 jaepien båeries:..........................................</text:span></text:p>
      <text:p text:style-name="Standard"><text:span text:style-name="T3">Man gellieh lïhtsegh Raarvihken tjïeltesne jielieminie:...........................................</text:span></text:p>
      <text:p text:style-name="Standard"><text:span text:style-name="T3">Laage/ siebrie nueliedåehkieh åtna:</text:span></text:p>
      <text:p text:style-name="Standard"><text:span text:style-name="T3">................................................................................................................................</text:span></text:p>
      <text:p text:style-name="Standard"><text:span text:style-name="T3">...............................................................................................................................</text:span></text:p>
      <text:p text:style-name="Standard"><text:span text:style-name="T3">Tjïertesth laagen darjoem Raarvihkesne:</text:span></text:p>
      <text:p text:style-name="Standard"><text:span text:style-name="T3">(Joekoen vihkeles laagh mah Raarvihken bæjngolen, daam gyhtjelassem vaestiehtieh)</text:span></text:p>
      <text:p text:style-name="Standard"><text:span text:style-name="T3">................................................................................................................................</text:span></text:p>
      <text:p text:style-name="Standard"><text:span text:style-name="T3">...............................................................................................................................</text:span></text:p>
      <text:p text:style-name="Standard"><text:span text:style-name="T3">................................................................................................................................</text:span></text:p>
      <text:p text:style-name="P2"/>
      <text:p text:style-name="No_20_Spacing"><text:span text:style-name="T2">Daase dåarjegh syökebe:</text:span></text:p>
      <text:p text:style-name="P1"/>
      <text:p text:style-name="No_20_Spacing"><text:span text:style-name="T2">1..............................................................................................................................</text:span></text:p>
      <text:p text:style-name="P1"><text:soft-page-break/></text:p>
      <text:p text:style-name="No_20_Spacing"><text:span text:style-name="T2">Åasa: .......................................................................</text:span></text:p>
      <text:p text:style-name="No_20_Spacing"><text:span text:style-name="T2">Jijtjhmaaksoe: ..........................................................</text:span></text:p>
      <text:p text:style-name="No_20_Spacing"><text:span text:style-name="T2">Jeatjah dåarjegh: ......................................................</text:span></text:p>
      <text:p text:style-name="No_20_Spacing"><text:span text:style-name="T2">Man jïjnjem syökh: ...................................................</text:span></text:p>
      <text:p text:style-name="P1"/>
      <text:p text:style-name="P1"/>
      <text:p text:style-name="P1"/>
      <text:p text:style-name="P1"/>
      <text:p text:style-name="P1"/>
      <text:p text:style-name="P1"/>
      <text:p text:style-name="No_20_Spacing"><text:span text:style-name="T2">2: </text:span></text:p>
      <text:p text:style-name="No_20_Spacing"><text:span text:style-name="T2">Åasa: .........................................................................</text:span></text:p>
      <text:p text:style-name="No_20_Spacing"><text:span text:style-name="T2">Jijtjhmaaksoe: ............................................................</text:span></text:p>
      <text:p text:style-name="No_20_Spacing"><text:span text:style-name="T2">Jeatjah dåarjegh: .......................................................</text:span></text:p>
      <text:p text:style-name="No_20_Spacing"><text:span text:style-name="T2">Man jïjnjem syøkh:.....................................................</text:span></text:p>
      <text:p text:style-name="P1"/>
      <text:p text:style-name="No_20_Spacing"><text:span text:style-name="T2">3: </text:span></text:p>
      <text:p text:style-name="No_20_Spacing"><text:span text:style-name="T2">Åasa: .........................................................................</text:span></text:p>
      <text:p text:style-name="No_20_Spacing"><text:span text:style-name="T2">Jijtjhmaaksoe: ............................................................</text:span></text:p>
      <text:p text:style-name="No_20_Spacing"><text:span text:style-name="T2">Jeatjah dåarjegh: .......................................................</text:span></text:p>
      <text:p text:style-name="No_20_Spacing"><text:span text:style-name="T2">Man jïjnjem syökh:....................................................</text:span></text:p>
      <text:p text:style-name="P1"/>
      <text:p text:style-name="No_20_Spacing"><text:span text:style-name="T2">Abpe ohtsemeåasa: ..................................................</text:span></text:p>
      <text:p text:style-name="P1"/>
      <text:p text:style-name="No_20_Spacing"><text:span text:style-name="T2">Jis jïjnjebh prosjeekth jïh jïjnjebh bæjhkoehtimmieh/buerkiestimmieh åtnah, tjaelieh dellie dejtie mubpien bealan......................................................................................................</text:span></text:p>
      <text:p text:style-name="No_20_Spacing"><text:soft-page-break/><text:span text:style-name="T2">Syökh dåarjegh mubpijste? Jaavoe  Ijje </text:span></text:p>
      <text:p text:style-name="P1"/>
      <text:p text:style-name="No_20_Spacing"><text:span text:style-name="T2">Jis jaavoe, tjaelieh gubpede, mannasinie jïh man jïjnje:</text:span></text:p>
      <text:p text:style-name="No_20_Spacing"><text:span text:style-name="T2">................................................................................................................................</text:span></text:p>
      <text:p text:style-name="No_20_Spacing"><text:span text:style-name="T2">................................................................................................................................</text:span></text:p>
      <text:p text:style-name="No_20_Spacing"><text:span text:style-name="T2">................................................................................................................................</text:span></text:p>
      <text:p text:style-name="No_20_Spacing"><text:span text:style-name="T2">................................................................................................................................</text:span></text:p>
      <text:p text:style-name="P1"/>
      <text:p text:style-name="No_20_Spacing"><text:span text:style-name="T2">Mejtie dåarjegh tjïelteste dæjman åadtjoeji? <text:s/>Jaavoe  Ijje </text:span></text:p>
      <text:p text:style-name="P1"/>
      <text:p text:style-name="No_20_Spacing"><text:span text:style-name="T2">.Jis jaavoe, tjaelesth åenehkslaakan guktie dåarjegidie nuhtjeme:</text:span></text:p>
      <text:p text:style-name="No_20_Spacing"><text:span text:style-name="T2">................................................................................................................................</text:span></text:p>
      <text:p text:style-name="No_20_Spacing"><text:span text:style-name="T2">................................................................................................................................</text:span></text:p>
      <text:p text:style-name="No_20_Spacing"><text:span text:style-name="T2">................................................................................................................................</text:span></text:p>
      <text:p text:style-name="P2"/>
      <text:p text:style-name="Standard"><text:span text:style-name="T3">Laagen beetnehvierhtieh 31.12.13 .......................................................</text:span></text:p>
      <text:p text:style-name="P1"/>
      <text:p text:style-name="No_20_Spacing"><text:span text:style-name="T2">Lissehth daej lissietjaalegegujmie (bïejh kroessem ):</text:span></text:p>
      <text:p text:style-name="No_20_Spacing"><text:span text:style-name="T2">Jaepiebïevnesh 2013 ........................ </text:span></text:p>
      <text:p text:style-name="No_20_Spacing"><text:span text:style-name="T2">Beetneh-buerkiestimmie 2013 ......... </text:span></text:p>
      <text:p text:style-name="No_20_Spacing"><text:span text:style-name="T2">Lissehth lissietjaalegigujmie </text:span></text:p>
      <text:p text:style-name="No_20_Spacing"><text:span text:style-name="T2">Budsjedte 2013 ................................ </text:span></text:p>
      <text:p text:style-name="P2"/>
      <text:p text:style-name="P2"/>
      <text:p text:style-name="P2"/>
      <text:p text:style-name="Standard"><text:span text:style-name="T3">Raarvihke, .................................. Åavtoetjaaleldahke:.....................................................................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Topptekst_20_Tegn" style:display-name="Topptekst Tegn" style:family="text" style:parent-style-name="Default_20_Paragraph_20_Font"/>
    <style:style style:name="Bunntekst_20_Tegn" style:display-name="Bunntekst Tegn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Times New Roman" fo:font-size="14pt" style:font-size-asian="14pt" style:font-name-complex="Times New Roman1" style:font-size-complex="14pt"/>
    </style:style>
    <style:style style:name="MT2" style:family="text">
      <style:text-properties style:font-name="Times New Roman" fo:font-size="14pt" fo:language="sma" fo:country="NO" style:font-size-asian="14pt" style:font-name-complex="Times New Roman1" style:font-size-complex="14pt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Raarvihken Tjïelte</text:span><text:span text:style-name="MT2"> <text:s/>Kultuvredåarjegh <text:s/>Minngemes syøkemebiejjie 30.04.2014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idi.steinfjell</meta:initial-creator>
    <dc:creator>anne.gunn.mikkelsen</dc:creator>
    <meta:editing-cycles>2</meta:editing-cycles>
    <meta:creation-date>2014-03-27T11:58:00</meta:creation-date>
    <dc:date>2014-03-27T11:58:00</dc:date>
    <meta:editing-duration>PT2M</meta:editing-duration>
    <meta:generator>LibreOffice/6.4.6.2$Linux_X86_64 LibreOffice_project/40$Build-2</meta:generator>
    <meta:document-statistic meta:table-count="0" meta:image-count="0" meta:object-count="0" meta:page-count="3" meta:paragraph-count="58" meta:word-count="186" meta:character-count="4815" meta:non-whitespace-character-count="4680"/>
    <meta:user-defined meta:name="AppVersion">12.0000</meta:user-defined>
    <meta:user-defined meta:name="Company">IKT Indre Namdal IK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